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374478"/>
    </style:style>
    <style:style style:name="T2" style:family="text">
      <style:text-properties officeooo:rsid="002d40d2"/>
    </style:style>
    <style:style style:name="T3" style:family="text">
      <style:text-properties style:font-name="Helvetica Neue" fo:font-size="10pt" officeooo:rsid="00355791" style:font-size-asian="10pt" style:font-name-complex="Calibri1" style:font-size-complex="10pt"/>
    </style:style>
    <style:style style:name="T4" style:family="text">
      <style:text-properties style:font-name="Helvetica Neue" fo:font-size="10pt" style:font-size-asian="10pt" style:font-name-complex="Calibri1" style:font-size-complex="10pt"/>
    </style:style>
    <style:style style:name="T5"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6" style:family="text">
      <style:text-properties style:font-name-complex="Calibri1"/>
    </style:style>
    <style:style style:name="T7" style:family="text">
      <style:text-properties officeooo:rsid="0030d17e" style:font-name-complex="Calibri1"/>
    </style:style>
    <style:style style:name="T8" style:family="text">
      <style:text-properties fo:font-weight="bold" officeooo:rsid="00134f98" style:font-weight-asian="bold" style:font-weight-complex="bold"/>
    </style:style>
    <style:style style:name="T9" style:family="text">
      <style:text-properties officeooo:rsid="00272873"/>
    </style:style>
    <style:style style:name="T10" style:family="text">
      <style:text-properties officeooo:rsid="0033e7c2"/>
    </style:style>
    <style:style style:name="T11" style:family="text">
      <style:text-properties fo:language="en" fo:country="US" style:letter-kerning="true" style:font-name-asian="Aptos1" style:language-asian="en" style:country-asian="US" style:font-name-complex="Calibri1" style:language-complex="ar" style:country-complex="SA"/>
    </style:style>
    <style:style style:name="T12"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3"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4"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5" style:family="text">
      <style:text-properties fo:font-weight="bold" style:font-weight-asian="bold" style:font-weight-complex="bold"/>
    </style:style>
    <style:style style:name="T16" style:family="text">
      <style:text-properties fo:font-weight="bold" officeooo:rsid="00259832" style:font-weight-asian="bold" style:font-weight-complex="bold"/>
    </style:style>
    <style:style style:name="T17" style:family="text">
      <style:text-properties officeooo:rsid="00293f96"/>
    </style:style>
    <style:style style:name="T18" style:family="text">
      <style:text-properties fo:font-style="italic" style:font-style-asian="italic" style:font-style-complex="italic"/>
    </style:style>
    <style:style style:name="T19" style:family="text">
      <style:text-properties fo:font-style="italic" officeooo:rsid="002ab8d2" style:font-style-asian="italic" style:font-style-complex="italic"/>
    </style:style>
    <style:style style:name="T20" style:family="text">
      <style:text-properties fo:font-style="italic" officeooo:rsid="002b72a5" style:font-style-asian="italic" style:font-style-complex="italic"/>
    </style:style>
    <style:style style:name="T21" style:family="text">
      <style:text-properties officeooo:rsid="002b72a5"/>
    </style:style>
    <style:style style:name="T22" style:family="text">
      <style:text-properties officeooo:rsid="002770c9"/>
    </style:style>
    <style:style style:name="T23" style:family="text">
      <style:text-properties officeooo:rsid="00272873" style:font-name-complex="Calibri1"/>
    </style:style>
    <style:style style:name="T24" style:family="text">
      <style:text-properties officeooo:rsid="00134f98" style:font-name-complex="Calibri1"/>
    </style:style>
    <style:style style:name="T25" style:family="text">
      <style:text-properties fo:font-weight="bold" style:font-weight-asian="bold" style:font-name-complex="Calibri1" style:font-weight-complex="bold"/>
    </style:style>
    <style:style style:name="T26" style:family="text">
      <style:text-properties fo:font-weight="bold" officeooo:rsid="001d0b66" style:font-weight-asian="bold" style:font-name-complex="Calibri1" style:font-weight-complex="bold"/>
    </style:style>
    <style:style style:name="T27" style:family="text">
      <style:text-properties fo:font-weight="bold" officeooo:rsid="001b9235" style:font-weight-asian="bold" style:font-name-complex="Calibri1" style:font-weight-complex="bold"/>
    </style:style>
    <style:style style:name="T28" style:family="text">
      <style:text-properties fo:font-weight="bold" officeooo:rsid="00134f98" style:font-weight-asian="bold" style:font-name-complex="Calibri1" style:font-weight-complex="bold"/>
    </style:style>
    <style:style style:name="T29"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text:span text:style-name="T1">Westminster</text:span>,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2">DB</text:span>), Messaging (<text:span text:style-name="T2">Kafka, </text:span>JMS, SQS, Rabbit, Active MQ), TDD (JUnit, Mockito, Wiremock, Gerkin, Cucumber), Encryption (SSH, H2-MAC, NTRU, XOR), RPC TCP UDP Networking (Wireshark, Protobuf, <text:span text:style-name="T2">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3">Enterprise Architecture – Modeling &amp; Design</text:span><text:span text:style-name="T4">: </text:span><text:a xlink:type="simple" xlink:href="https://sparxsystems.com/" text:style-name="Internet_20_link" text:visited-style-name="Visited_20_Internet_20_Link"><text:span text:style-name="T5">https://sparxsystems.com</text:span></text:a></text:p>
        </text:list-item>
        <text:list-item>
          <text:p text:style-name="P5">Hexagonal Architecture <text:span text:style-name="T6">– </text:span><text:span text:style-name="T7">In Adapters → </text:span><text:span text:style-name="T6">In </text:span><text:span text:style-name="T7">Ports</text:span><text:span text:style-name="T6"> | Service → Out Port | Out Adapter</text:span><text:span text:style-name="T7">s</text:span></text:p>
        </text:list-item>
      </text:list>
      <text:p text:style-name="P3"/>
      <text:p text:style-name="P2">Code Examples</text:p>
      <text:list text:style-name="L2">
        <text:list-item>
          <text:p text:style-name="P6"><text:span text:style-name="T4">Finite State Machine: </text:span><text:a xlink:type="simple" xlink:href="https://github.com/chadwickboggs/fsm" text:style-name="Internet_20_link" text:visited-style-name="Visited_20_Internet_20_Link"><text:span text:style-name="Internet_20_link"><text:span text:style-name="T5">https://github.com/chadwickboggs/fsm</text:span></text:span></text:a></text:p>
        </text:list-item>
        <text:list-item>
          <text:p text:style-name="P6"><text:span text:style-name="T4">Cryptography: </text:span><text:a xlink:type="simple" xlink:href="https://github.com/chadwickboggs/crypto" text:style-name="Internet_20_link" text:visited-style-name="Visited_20_Internet_20_Link"><text:span text:style-name="Internet_20_link"><text:span text:style-name="T5">https://github.com/chadwickboggs/crypto</text:span></text:span></text:a></text:p>
        </text:list-item>
        <text:list-item>
          <text:p text:style-name="P6"><text:span text:style-name="T4">Spring Boot: </text:span><text:a xlink:type="simple" xlink:href="https://github.com/chadwickboggs/xchange" text:style-name="Internet_20_link" text:visited-style-name="Visited_20_Internet_20_Link"><text:span text:style-name="Internet_20_link"><text:span text:style-name="T5">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8"/></text:p>
      <text:p text:style-name="P10">Professional Experience</text:p>
      <text:p text:style-name="P11"/>
      <text:section text:style-name="Sect1" text:name="Section16">
        <text:p text:style-name="P11"><text:span text:style-name="T9">Marriott International</text:span>, Denver, CO</text:p>
        <text:p text:style-name="P12"><text:span text:style-name="T9">1</text:span>2/202<text:span text:style-name="T10">4</text:span> <text:span text:style-name="T11">– </text:span><text:span text:style-name="T12">1</text:span><text:span text:style-name="T13">1</text:span><text:span text:style-name="T11">/202</text:span><text:span text:style-name="T14">5</text:span></text:p>
      </text:section>
      <text:p text:style-name="P13"><text:span text:style-name="T15">Senior Software </text:span><text:span text:style-name="T16">Developer</text:span></text:p>
      <text:list text:style-name="L4">
        <text:list-item>
          <text:p text:style-name="P14"><text:span text:style-name="T9">Platform Core team member. <text:s/>A</text:span>uthor of their <text:span text:style-name="T9">Universal StarterKit </text:span><text:span text:style-name="T17">application generator:</text:span></text:p>
          <text:list>
            <text:list-item>
              <text:p text:style-name="P15">Inbound Adapters: <text:span text:style-name="T18">REST, Kakfa Subcriber, </text:span><text:span text:style-name="T19">GraphQL</text:span><text:span text:style-name="T18">, </text:span><text:span text:style-name="T19">gRPC</text:span></text:p>
            </text:list-item>
            <text:list-item>
              <text:p text:style-name="P15">Outbound Adapters: <text:span text:style-name="T18">REST, Streaming REST, Kakfa Publisher, </text:span><text:span text:style-name="T20">GraphQL</text:span><text:span text:style-name="T18">,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8">Cache-Aside, Read-Through, Write-Around, Write-Back, Write-Through</text:span></text:p>
            </text:list-item>
            <text:list-item>
              <text:p text:style-name="P16">Eviction Policies: <text:span text:style-name="T18">LRU, LFU, TTL</text:span></text:p>
            </text:list-item>
            <text:list-item>
              <text:p text:style-name="P16">Levels: <text:span text:style-name="T18">1 (memory), 2 (remote/distributed)</text:span></text:p>
            </text:list-item>
            <text:list-item>
              <text:p text:style-name="P16">Providers: <text:span text:style-name="T18">Memory, Redis</text:span></text:p>
            </text:list-item>
          </text:list>
        </text:list-item>
        <text:list-item>
          <text:p text:style-name="P14"><text:span text:style-name="T17">Author of their S</text:span><text:span text:style-name="T9">treaming REST </text:span><text:span text:style-name="T17">C</text:span><text:span text:style-name="T9">lient </text:span><text:span text:style-name="T17">Platform Library – </text:span><text:span text:style-name="T21">Unlimited transfer size.</text:span></text:p>
        </text:list-item>
        <text:list-item>
          <text:p text:style-name="P17">Features: <text:span text:style-name="T22">Reactive eXtensions, REST and command-line inbound adapters, REST, JPA, r2dbc Spring Data, JSON serialization/deserialization, filesystem storage, and other outbound adapters</text:span>.</text:p>
        </text:list-item>
        <text:list-item>
          <text:p text:style-name="P18"><text:span text:style-name="T6">Technologies: AWS </text:span><text:span text:style-name="T23">S3, Kubernetes</text:span><text:span text:style-name="T6">, </text:span><text:span text:style-name="T23">Lombok, </text:span><text:span text:style-name="T24">i</text:span><text:span text:style-name="T6">mmutables.org, REST, JSON + FasterXML Jackson, HttpClient, Java </text:span><text:span text:style-name="T23">2</text:span><text:span text:style-name="T6">1, </text:span><text:span text:style-name="T23">Junit</text:span><text:span text:style-name="T6">, Maven.</text:span></text:p>
        </text:list-item>
      </text:list>
      <text:p text:style-name="P13"/>
      <text:section text:style-name="Sect1" text:name="Section1">
        <text:p text:style-name="P19">Amtrak, Denver, CO</text:p>
        <text:p text:style-name="P20">2/2023 <text:span text:style-name="T11">– 4/2024</text:span></text:p>
      </text:section>
      <text:p text:style-name="P21"><text:span text:style-name="T15">Senior Software </text:span><text:span text:style-name="T16">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6">Technologies included AWS (Cloud Formation, Lambda, Event Bridge, SQS, S3), </text:span><text:span text:style-name="T24">i</text:span><text:span text:style-name="T6">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5">G</text:span><text:span text:style-name="T26">HX</text:span><text:span text:style-name="T25">, </text:span><text:span text:style-name="T27">Louisville</text:span><text:span text:style-name="T25">,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5">PayPal, </text:span><text:span text:style-name="T27">Denver</text:span><text:span text:style-name="T25">,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5">Independent Consultant, Denver, </text:span><text:span text:style-name="T28">CO</text:span></text:p>
        <text:p text:style-name="P26">1/2008 – 12/2009</text:p>
      </text:section>
      <text:p text:style-name="P36">Software Developer</text:p>
      <text:list text:style-name="L13">
        <text:list-item>
          <text:p text:style-name="P37">Extended and maintained a JEE merchandise inventory system </text:p>
        </text:list-item>
        <text:list-item>
          <text:p text:style-name="P37">Used MySQL DB, Java, Spring.</text:p>
        </text:list-item>
        <text:list-item>
          <text:p text:style-name="P37"><text:soft-page-break/>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6">Via</text:span><text:span text:style-name="T29">s</text:span><text:span text:style-name="T6">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5">Packexpo, Inc. </text:span><text:span text:style-name="T28">Fairfax</text:span><text:span text:style-name="T25">,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5">Java Consulting</text:span><text:span text:style-name="T6">,</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4</meta:editing-cycles>
    <meta:creation-date>2024-09-27T20:47:00</meta:creation-date>
    <dc:date>2026-03-03T17:53:55.156306000</dc:date>
    <meta:editing-duration>PT2H33M35S</meta:editing-duration>
    <meta:generator>LibreOffice/25.8.4.2$MacOSX_X86_64 LibreOffice_project/290daaa01b999472f0c7a3890eb6a550fd74c6df</meta:generator>
    <meta:print-date>2024-09-27T17:15:29.052588794</meta:print-date>
    <meta:printed-by>PDF files: Tiffany Timbric</meta:printed-by>
    <meta:document-statistic meta:table-count="0" meta:image-count="0" meta:object-count="0" meta:page-count="3" meta:paragraph-count="121" meta:word-count="1094" meta:character-count="7914" meta:non-whitespace-character-count="6977"/>
    <meta:user-defined meta:name="AppVersion">16.0000</meta:user-defined>
    <meta:template xlink:type="simple" xlink:actuate="onRequest" xlink:title="Normal.dotm" xlink:href=""/>
  </office:meta>
</office:document-meta>
</file>